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5e7d3" officeooo:paragraph-rsid="0005e7d3"/>
    </style:style>
    <style:style style:name="P2" style:family="paragraph" style:parent-style-name="Standard">
      <style:text-properties fo:font-weight="bold" officeooo:rsid="000f7c7b" officeooo:paragraph-rsid="0026eb9f" style:font-weight-asian="bold" style:font-weight-complex="bold"/>
    </style:style>
    <style:style style:name="P3" style:family="paragraph" style:parent-style-name="Standard">
      <style:text-properties fo:font-weight="bold" officeooo:rsid="0024b306" officeooo:paragraph-rsid="0024b306" style:font-weight-asian="bold" style:font-weight-complex="bold"/>
    </style:style>
    <style:style style:name="P4" style:family="paragraph" style:parent-style-name="Standard">
      <style:text-properties fo:font-weight="bold" officeooo:rsid="0025c9d2" officeooo:paragraph-rsid="0025c9d2" style:font-weight-asian="bold" style:font-weight-complex="bold"/>
    </style:style>
    <style:style style:name="P5" style:family="paragraph" style:parent-style-name="Standard">
      <style:text-properties fo:font-weight="bold" officeooo:rsid="0025fca0" officeooo:paragraph-rsid="0025fca0" style:font-weight-asian="bold" style:font-weight-complex="bold"/>
    </style:style>
    <style:style style:name="P6" style:family="paragraph" style:parent-style-name="Standard">
      <style:text-properties fo:font-weight="bold" officeooo:rsid="00097386" officeooo:paragraph-rsid="00097386" style:font-weight-asian="bold" style:font-weight-complex="bold"/>
    </style:style>
    <style:style style:name="P7" style:family="paragraph" style:parent-style-name="Standard">
      <style:text-properties fo:font-weight="bold" officeooo:rsid="0026eb9f" officeooo:paragraph-rsid="0026eb9f" style:font-weight-asian="bold" style:font-weight-complex="bold"/>
    </style:style>
    <style:style style:name="P8" style:family="paragraph" style:parent-style-name="Standard">
      <style:text-properties officeooo:rsid="000f7c7b" officeooo:paragraph-rsid="000f7c7b"/>
    </style:style>
    <style:style style:name="P9" style:family="paragraph" style:parent-style-name="Standard">
      <style:text-properties officeooo:rsid="000f7c7b" officeooo:paragraph-rsid="0025c9d2"/>
    </style:style>
    <style:style style:name="P10" style:family="paragraph" style:parent-style-name="Standard">
      <style:text-properties officeooo:rsid="0024b306" officeooo:paragraph-rsid="0024b306"/>
    </style:style>
    <style:style style:name="P11" style:family="paragraph" style:parent-style-name="Standard">
      <style:text-properties officeooo:rsid="0024b306" officeooo:paragraph-rsid="0025c9d2"/>
    </style:style>
    <style:style style:name="P12" style:family="paragraph" style:parent-style-name="Standard">
      <style:text-properties fo:font-weight="normal" officeooo:rsid="0024b306" officeooo:paragraph-rsid="0024b306" style:font-weight-asian="normal" style:font-weight-complex="normal"/>
    </style:style>
    <style:style style:name="P13" style:family="paragraph" style:parent-style-name="Standard">
      <style:text-properties fo:font-weight="normal" officeooo:rsid="0005e7d3" officeooo:paragraph-rsid="0005e7d3" style:font-weight-asian="normal" style:font-weight-complex="normal"/>
    </style:style>
    <style:style style:name="P14" style:family="paragraph" style:parent-style-name="Standard">
      <style:text-properties officeooo:rsid="0014bea9" officeooo:paragraph-rsid="000f7c7b"/>
    </style:style>
    <style:style style:name="P15" style:family="paragraph" style:parent-style-name="Standard">
      <style:text-properties officeooo:rsid="0025fca0" officeooo:paragraph-rsid="0025fca0"/>
    </style:style>
    <style:style style:name="P16" style:family="paragraph" style:parent-style-name="Standard">
      <style:text-properties officeooo:rsid="0026eb9f" officeooo:paragraph-rsid="0026eb9f"/>
    </style:style>
    <style:style style:name="P17" style:family="paragraph" style:parent-style-name="Standard">
      <style:text-properties officeooo:paragraph-rsid="0026eb9f"/>
    </style:style>
    <style:style style:name="P18" style:family="paragraph" style:parent-style-name="Standard">
      <style:text-properties officeooo:rsid="0025c9d2" officeooo:paragraph-rsid="0025c9d2"/>
    </style:style>
    <style:style style:name="T1" style:family="text">
      <style:text-properties fo:font-style="italic"/>
    </style:style>
    <style:style style:name="T2" style:family="text">
      <style:text-properties officeooo:rsid="00189f27"/>
    </style:style>
    <style:style style:name="T3" style:family="text">
      <style:text-properties officeooo:rsid="0024b306"/>
    </style:style>
    <style:style style:name="T4" style:family="text">
      <style:text-properties officeooo:rsid="0025c9d2"/>
    </style:style>
    <style:style style:name="T5" style:family="text">
      <style:text-properties officeooo:rsid="0025fca0"/>
    </style:style>
    <style:style style:name="T6" style:family="text">
      <style:text-properties officeooo:rsid="002655b3"/>
    </style:style>
    <style:style style:name="T7" style:family="text">
      <style:text-properties officeooo:rsid="0026eb9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NOTES: <text:span text:style-name="T3">Unconventional Cybersecurity</text:span></text:p>
      <text:p text:style-name="P13"/>
      <text:p text:style-name="P3">Linux and “Security by obscurity”</text:p>
      <text:p text:style-name="P12"/>
      <text:p text:style-name="P12">Linux is immune to most viruses, as <text:span text:style-name="T4">Windows users tend to be the easiest and most lucrative targets for hackers. However, this isn't a perfect defence, and other threats exist.</text:span></text:p>
      <text:p text:style-name="P12"/>
      <text:p text:style-name="P3">Email spoofing</text:p>
      <text:p text:style-name="P1"/>
      <text:p text:style-name="P10">Emails can be sent in such a way that they seem to be coming from another address. It's as simple as writing a fake return address on a postcard. It's also very illegal, so don't try this at home.</text:p>
      <text:p text:style-name="P1"/>
      <text:p text:style-name="P3">USBs</text:p>
      <text:p text:style-name="P1"/>
      <text:p text:style-name="P10">USBs are inherently insecure; plugging one into your computer gives it complete control of the device. Antivirus won't help, since the problem is in the firmware, not the files.</text:p>
      <text:p text:style-name="P8"/>
      <text:p text:style-name="P3">How and why to use VPNs</text:p>
      <text:p text:style-name="P8"/>
      <text:p text:style-name="P10">When you use wifi,<text:span text:style-name="T5">any</text:span> traffic you send is visible to <text:span text:style-name="T7">whoever runs the wifi; or, interchangeably, whoever hacked whoever runs the wifi. You can get around this using a Virtual Private Network.</text:span></text:p>
      <text:p text:style-name="P10"/>
      <text:p text:style-name="P15">VPNs <text:span text:style-name="T6">encrypt traffic and send it to a second computer, which executes instructions and replies with results. This means that wifi operators will not be able to read your traffic; it also means that sites you visit will be convinced you're in Paris (or wherever the proxy computer is).</text:span></text:p>
      <text:p text:style-name="P14"/>
      <text:p text:style-name="P4">Physical Defenses</text:p>
      <text:p text:style-name="P9"/>
      <text:p text:style-name="P15">Computers are complicated and hard to understand. If you want to be safe, physical defenses are best; a band-aid over the webcam is the most common example of this approach.</text:p>
      <text:p text:style-name="P11"/>
      <text:p text:style-name="P5">Password Reuse</text:p>
      <text:p text:style-name="P11"/>
      <text:p text:style-name="P17"><text:span text:style-name="T7">If you reuse passwords, </text:span>anyone who hacks one of your accounts – or hacks the company hosting it – can access any other account which shares that password.</text:p>
      <text:p text:style-name="P11"/>
      <text:p text:style-name="P7">Data Recovery</text:p>
      <text:p text:style-name="P11"/>
      <text:p text:style-name="P17"><text:span text:style-name="T7">When a computer fails, it is typically only one component which breaks: the hard drive </text:span>is <text:span text:style-name="T7">usually </text:span>still functioning, or at least redeemable. <text:span text:style-name="T7">The</text:span> up<text:span text:style-name="T7">side</text:span> is that you can <text:span text:style-name="T7">usually </text:span>recover your data from it; <text:span text:style-name="T7">the downside</text:span> is that if you throw your 'broken’ computer away without wiping the hard drive, someone who finds it can <text:span text:style-name="T1">also</text:span> recover your data.</text:p>
      <text:p text:style-name="P16"/>
      <text:p text:style-name="P16">(It's best to not rely on this, though; regularly backing up your entire hard drive is a good idea.)</text:p>
      <text:p text:style-name="P11"/>
      <text:p text:style-name="P4"><text:span text:style-name="T5">Invent</text:span>ing your own cryptography</text:p>
      <text:p text:style-name="P9"/>
      <text:p text:style-name="P18">Do NOT use cryptography you invented.</text:p>
      <text:p text:style-name="P11"/>
      <text:p text:style-name="P7">Perfect encryption</text:p>
      <text:p text:style-name="P2"/>
      <text:p text:style-name="P16">If you have short, textual messages you really want to keep secret, use a one-time pa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 </meta:initial-creator>
    <meta:creation-date>2017-01-16T07:47:29.425444841</meta:creation-date>
    <dc:date>2017-06-17T16:40:33.850123640</dc:date>
    <dc:creator>U </dc:creator>
    <meta:editing-duration>PT16H44M23S</meta:editing-duration>
    <meta:editing-cycles>22</meta:editing-cycles>
    <meta:generator>LibreOffice/4.3.3.2$Linux_X86_64 LibreOffice_project/430m0$Build-2</meta:generator>
    <meta:document-statistic meta:table-count="0" meta:image-count="0" meta:object-count="0" meta:page-count="1" meta:paragraph-count="21" meta:word-count="365" meta:character-count="2121" meta:non-whitespace-character-count="1775"/>
  </office:meta>
</office:document-meta>
</file>